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621" officeooo:paragraph-rsid="001496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>#define TAM 3</text:p>
      <text:p text:style-name="P1">#define TAMstruct 100</text:p>
      <text:p text:style-name="P1"/>
      <text:p text:style-name="P1">typedef struct pessoa{</text:p>
      <text:p text:style-name="P1"><text:s text:c="4"/>char nome[TAMstruct];</text:p>
      <text:p text:style-name="P1"><text:s text:c="4"/>int idade;</text:p>
      <text:p text:style-name="P1">}Pessoa;</text:p>
      <text:p text:style-name="P1"/>
      <text:p text:style-name="P1">Pessoa * preenche(Pessoa *p){</text:p>
      <text:p text:style-name="P1"><text:s text:c="3"/></text:p>
      <text:p text:style-name="P1"><text:s text:c="4"/>int i;</text:p>
      <text:p text:style-name="P1"/>
      <text:p text:style-name="P1"><text:s text:c="4"/>for(i=0; i&lt;TAM; i++){</text:p>
      <text:p text:style-name="P1"><text:s text:c="8"/></text:p>
      <text:p text:style-name="P1"><text:s text:c="8"/>printf("Digite o nome da pessoa %d\n",i+1);</text:p>
      <text:p text:style-name="P1"><text:s text:c="8"/>fgets(p-&gt;nome,TAMstruct,stdin);</text:p>
      <text:p text:style-name="P1"><text:s text:c="8"/>printf("Digite idade da pessoa %d\n",i+1);</text:p>
      <text:p text:style-name="P1"><text:s text:c="8"/>scanf("%d",&amp;p-&gt;idade);</text:p>
      <text:p text:style-name="P1"><text:s text:c="8"/>getchar();</text:p>
      <text:p text:style-name="P1"><text:s text:c="8"/>p++;</text:p>
      <text:p text:style-name="P1"><text:s text:c="4"/>}</text:p>
      <text:p text:style-name="P1">}</text:p>
      <text:p text:style-name="P1"/>
      <text:p text:style-name="P1">Pessoa * ordena(Pessoa *p){</text:p>
      <text:p text:style-name="P1"><text:s text:c="3"/></text:p>
      <text:p text:style-name="P1"><text:s text:c="4"/>int i,j;</text:p>
      <text:p text:style-name="P1"><text:s text:c="4"/>Pessoa aux;</text:p>
      <text:p text:style-name="P1"><text:s text:c="3"/></text:p>
      <text:p text:style-name="P1"><text:s text:c="4"/>for(i=0; i&lt;TAM; i++){</text:p>
      <text:p text:style-name="P1"><text:s text:c="8"/>for(j=0; j&lt;TAM-1; j++){</text:p>
      <text:p text:style-name="P1"><text:s text:c="12"/>if(p-&gt;idade &gt; (p+1)-&gt;idade){</text:p>
      <text:p text:style-name="P1"><text:s text:c="16"/>aux = *p;</text:p>
      <text:p text:style-name="P1"><text:s text:c="16"/>*p = *(p+1);</text:p>
      <text:p text:style-name="P1"><text:s text:c="16"/>*(p+1) = aux;</text:p>
      <text:p text:style-name="P1"><text:s text:c="16"/>p++;</text:p>
      <text:p text:style-name="P1"><text:s text:c="12"/>}</text:p>
      <text:p text:style-name="P1"><text:s text:c="8"/>}</text:p>
      <text:p text:style-name="P1"><text:s text:c="4"/>}</text:p>
      <text:p text:style-name="P1"><text:s text:c="4"/>return p;</text:p>
      <text:p text:style-name="P1">}</text:p>
      <text:p text:style-name="P1"/>
      <text:p text:style-name="P1">Pessoa *imprime(Pessoa *p){</text:p>
      <text:p text:style-name="P1"/>
      <text:p text:style-name="P1"><text:s text:c="4"/>int i;</text:p>
      <text:p text:style-name="P1"><text:s text:c="3"/></text:p>
      <text:p text:style-name="P1"><text:s text:c="4"/>for(i=0; i&lt;TAM; i++){</text:p>
      <text:p text:style-name="P1"><text:s text:c="8"/>printf("%s - %d\n",p-&gt;nome, p-&gt;idade);</text:p>
      <text:p text:style-name="P1"><text:s text:c="8"/>p++;</text:p>
      <text:p text:style-name="P1"><text:s text:c="4"/>}</text:p>
      <text:p text:style-name="P1"/>
      <text:p text:style-name="P1"><text:s text:c="4"/>return p;</text:p>
      <text:p text:style-name="P1"><text:soft-page-break/>}</text:p>
      <text:p text:style-name="P1"/>
      <text:p text:style-name="P1"/>
      <text:p text:style-name="P1">int main(){</text:p>
      <text:p text:style-name="P1"><text:s text:c="4"/>Pessoa a[TAM];</text:p>
      <text:p text:style-name="P1"><text:s text:c="4"/>Pessoa *x=a;</text:p>
      <text:p text:style-name="P1"><text:s text:c="3"/></text:p>
      <text:p text:style-name="P1"><text:s text:c="4"/>preenche(x);</text:p>
      <text:p text:style-name="P1"><text:s text:c="3"/></text:p>
      <text:p text:style-name="P1"><text:s text:c="3"/></text:p>
      <text:p text:style-name="P1"><text:s text:c="4"/>ordena(x);</text:p>
      <text:p text:style-name="P1"/>
      <text:p text:style-name="P1"><text:s text:c="4"/>imprime(x);</text:p>
      <text:p text:style-name="P1">}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6:17:47.740578364</meta:creation-date>
    <dc:date>2016-08-27T20:35:28.417405539</dc:date>
    <meta:editing-duration>PT1H9M15S</meta:editing-duration>
    <meta:editing-cycles>3</meta:editing-cycles>
    <meta:generator>LibreOffice/5.0.6.2$Linux_x86 LibreOffice_project/00m0$Build-2</meta:generator>
    <meta:document-statistic meta:table-count="0" meta:image-count="0" meta:object-count="0" meta:page-count="2" meta:paragraph-count="57" meta:word-count="102" meta:character-count="944" meta:non-whitespace-character-count="616"/>
  </office:meta>
</office:document-meta>
</file>